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call" table:style-name="ta1">
        <table:shapes>
          <draw:frame draw:z-index="0" draw:style-name="gr1" draw:text-style-name="P1" svg:width="7.648in" svg:height="4.2772in" svg:x="4.6102in" svg:y="8.7004in">
            <draw:object draw:notify-on-update-of-ranges="recall.A3:recall.A21 recall.A1:recall.A1 recall.M3:recall.M21 recall.A24:recall.A24 recall.M26:recall.M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Ermis resul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_id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MediumBots-v1-t1</text:p>
          </table:table-cell>
          <table:table-cell office:value-type="float" office:value="0.5695416" calcext:value-type="float">
            <text:p>0.5695416</text:p>
          </table:table-cell>
          <table:table-cell office:value-type="float" office:value="0.92385393" calcext:value-type="float">
            <text:p>0.92385393</text:p>
          </table:table-cell>
          <table:table-cell office:value-type="float" office:value="0.983683" calcext:value-type="float">
            <text:p>0.983683</text:p>
          </table:table-cell>
          <table:table-cell office:value-type="float" office:value="0.993007" calcext:value-type="float">
            <text:p>0.993007</text:p>
          </table:table-cell>
          <table:table-cell office:value-type="float" office:value="0.994561" calcext:value-type="float">
            <text:p>0.994561</text:p>
          </table:table-cell>
          <table:table-cell table:number-columns-repeated="7" office:value-type="float" office:value="0.99689204" calcext:value-type="float">
            <text:p>0.99689204</text:p>
          </table:table-cell>
        </table:table-row>
        <table:table-row table:style-name="ro1">
          <table:table-cell office:value-type="string" calcext:value-type="string">
            <text:p>MultiMediumLargeBots-v1-t1</text:p>
          </table:table-cell>
          <table:table-cell office:value-type="float" office:value="0.3239875" calcext:value-type="float">
            <text:p>0.3239875</text:p>
          </table:table-cell>
          <table:table-cell office:value-type="float" office:value="0.6121494" calcext:value-type="float">
            <text:p>0.6121494</text:p>
          </table:table-cell>
          <table:table-cell office:value-type="float" office:value="0.6853582" calcext:value-type="float">
            <text:p>0.6853582</text:p>
          </table:table-cell>
          <table:table-cell office:value-type="float" office:value="0.78504676" calcext:value-type="float">
            <text:p>0.78504676</text:p>
          </table:table-cell>
          <table:table-cell office:value-type="float" office:value="0.8348911" calcext:value-type="float">
            <text:p>0.8348911</text:p>
          </table:table-cell>
          <table:table-cell office:value-type="float" office:value="0.8598131" calcext:value-type="float">
            <text:p>0.8598131</text:p>
          </table:table-cell>
          <table:table-cell office:value-type="float" office:value="0.88162" calcext:value-type="float">
            <text:p>0.88162</text:p>
          </table:table-cell>
          <table:table-cell office:value-type="float" office:value="0.92523366" calcext:value-type="float">
            <text:p>0.92523366</text:p>
          </table:table-cell>
          <table:table-cell office:value-type="float" office:value="0.96884733" calcext:value-type="float">
            <text:p>0.96884733</text:p>
          </table:table-cell>
          <table:table-cell office:value-type="float" office:value="0.9922118" calcext:value-type="float">
            <text:p>0.9922118</text:p>
          </table:table-cell>
          <table:table-cell table:number-columns-repeated="2" office:value-type="float" office:value="0.9984424" calcext:value-type="float">
            <text:p>0.9984424</text:p>
          </table:table-cell>
        </table:table-row>
        <table:table-row table:style-name="ro1">
          <table:table-cell office:value-type="string" calcext:value-type="string">
            <text:p>MultiMediumSmallBots-v1-t1</text:p>
          </table:table-cell>
          <table:table-cell office:value-type="float" office:value="0.7228774" calcext:value-type="float">
            <text:p>0.7228774</text:p>
          </table:table-cell>
          <table:table-cell office:value-type="float" office:value="0.932783" calcext:value-type="float">
            <text:p>0.932783</text:p>
          </table:table-cell>
          <table:table-cell office:value-type="float" office:value="0.9976415" calcext:value-type="float">
            <text:p>0.9976415</text:p>
          </table:table-cell>
          <table:table-cell table:number-columns-repeated="9" office:value-type="float" office:value="0.9988208" calcext:value-type="float">
            <text:p>0.9988208</text:p>
          </table:table-cell>
        </table:table-row>
        <table:table-row table:style-name="ro1">
          <table:table-cell office:value-type="string" calcext:value-type="string">
            <text:p>MultiMixed-v1-t1</text:p>
          </table:table-cell>
          <table:table-cell office:value-type="float" office:value="0.28951487" calcext:value-type="float">
            <text:p>0.28951487</text:p>
          </table:table-cell>
          <table:table-cell office:value-type="float" office:value="0.8482003" calcext:value-type="float">
            <text:p>0.8482003</text:p>
          </table:table-cell>
          <table:table-cell office:value-type="float" office:value="0.9890453" calcext:value-type="float">
            <text:p>0.9890453</text:p>
          </table:table-cell>
          <table:table-cell table:number-columns-repeated="9" office:value-type="float" office:value="0.9921752" calcext:value-type="float">
            <text:p>0.9921752</text:p>
          </table:table-cell>
        </table:table-row>
        <table:table-row table:style-name="ro1">
          <table:table-cell office:value-type="string" calcext:value-type="string">
            <text:p>MultiPeople-v1-t2</text:p>
          </table:table-cell>
          <table:table-cell office:value-type="float" office:value="0.26649746" calcext:value-type="float">
            <text:p>0.26649746</text:p>
          </table:table-cell>
          <table:table-cell office:value-type="float" office:value="0.74111676" calcext:value-type="float">
            <text:p>0.74111676</text:p>
          </table:table-cell>
          <table:table-cell office:value-type="float" office:value="0.94162434" calcext:value-type="float">
            <text:p>0.94162434</text:p>
          </table:table-cell>
          <table:table-cell table:number-columns-repeated="2" office:value-type="float" office:value="0.98730963" calcext:value-type="float">
            <text:p>0.98730963</text:p>
          </table:table-cell>
          <table:table-cell office:value-type="float" office:value="0.9898477" calcext:value-type="float">
            <text:p>0.9898477</text:p>
          </table:table-cell>
          <table:table-cell office:value-type="float" office:value="0.9923858" calcext:value-type="float">
            <text:p>0.9923858</text:p>
          </table:table-cell>
          <table:table-cell table:number-columns-repeated="3" office:value-type="float" office:value="0.9974619" calcext:value-type="float">
            <text:p>0.99746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eople-v2-t1</text:p>
          </table:table-cell>
          <table:table-cell office:value-type="float" office:value="0.3482587" calcext:value-type="float">
            <text:p>0.3482587</text:p>
          </table:table-cell>
          <table:table-cell office:value-type="float" office:value="0.8192372" calcext:value-type="float">
            <text:p>0.8192372</text:p>
          </table:table-cell>
          <table:table-cell office:value-type="float" office:value="0.9834162" calcext:value-type="float">
            <text:p>0.9834162</text:p>
          </table:table-cell>
          <table:table-cell office:value-type="float" office:value="0.99834156" calcext:value-type="float">
            <text:p>0.99834156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SmallBots-v1-t1</text:p>
          </table:table-cell>
          <table:table-cell office:value-type="float" office:value="0.97029704" calcext:value-type="float">
            <text:p>0.97029704</text:p>
          </table:table-cell>
          <table:table-cell office:value-type="float" office:value="0.9942245" calcext:value-type="float">
            <text:p>0.9942245</text:p>
          </table:table-cell>
          <table:table-cell office:value-type="float" office:value="0.9966997" calcext:value-type="float">
            <text:p>0.9966997</text:p>
          </table:table-cell>
          <table:table-cell table:number-columns-repeated="9" office:value-type="float" office:value="0.99752474" calcext:value-type="float">
            <text:p>0.99752474</text:p>
          </table:table-cell>
        </table:table-row>
        <table:table-row table:style-name="ro1">
          <table:table-cell office:value-type="string" calcext:value-type="string">
            <text:p>SingleLargeForkliftB-v1-t1</text:p>
          </table:table-cell>
          <table:table-cell office:value-type="float" office:value="0.004761905" calcext:value-type="float">
            <text:p>0.004761905</text:p>
          </table:table-cell>
          <table:table-cell office:value-type="float" office:value="0.04761905" calcext:value-type="float">
            <text:p>0.04761905</text:p>
          </table:table-cell>
          <table:table-cell office:value-type="float" office:value="0.123809524" calcext:value-type="float">
            <text:p>0.123809524</text:p>
          </table:table-cell>
          <table:table-cell office:value-type="float" office:value="0.23333333" calcext:value-type="float">
            <text:p>0.23333333</text:p>
          </table:table-cell>
          <table:table-cell office:value-type="float" office:value="0.37142858" calcext:value-type="float">
            <text:p>0.37142858</text:p>
          </table:table-cell>
          <table:table-cell office:value-type="float" office:value="0.6904762" calcext:value-type="float">
            <text:p>0.6904762</text:p>
          </table:table-cell>
          <table:table-cell office:value-type="float" office:value="0.9190476" calcext:value-type="float">
            <text:p>0.919047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LargeForkliftC-v1-t1</text:p>
          </table:table-cell>
          <table:table-cell office:value-type="float" office:value="0.004716981" calcext:value-type="float">
            <text:p>0.004716981</text:p>
          </table:table-cell>
          <table:table-cell office:value-type="float" office:value="0.14150943" calcext:value-type="float">
            <text:p>0.14150943</text:p>
          </table:table-cell>
          <table:table-cell office:value-type="float" office:value="0.3537736" calcext:value-type="float">
            <text:p>0.3537736</text:p>
          </table:table-cell>
          <table:table-cell office:value-type="float" office:value="0.5141509" calcext:value-type="float">
            <text:p>0.5141509</text:p>
          </table:table-cell>
          <table:table-cell office:value-type="float" office:value="0.5660377" calcext:value-type="float">
            <text:p>0.5660377</text:p>
          </table:table-cell>
          <table:table-cell office:value-type="float" office:value="0.5990566" calcext:value-type="float">
            <text:p>0.5990566</text:p>
          </table:table-cell>
          <table:table-cell office:value-type="float" office:value="0.6179245" calcext:value-type="float">
            <text:p>0.6179245</text:p>
          </table:table-cell>
          <table:table-cell office:value-type="float" office:value="0.6698113" calcext:value-type="float">
            <text:p>0.6698113</text:p>
          </table:table-cell>
          <table:table-cell office:value-type="float" office:value="0.7830189" calcext:value-type="float">
            <text:p>0.7830189</text:p>
          </table:table-cell>
          <table:table-cell office:value-type="float" office:value="0.9433962" calcext:value-type="float">
            <text:p>0.9433962</text:p>
          </table:table-cell>
          <table:table-cell table:number-columns-repeated="2" office:value-type="float" office:value="0.995283" calcext:value-type="float">
            <text:p>0.995283</text:p>
          </table:table-cell>
        </table:table-row>
        <table:table-row table:style-name="ro1">
          <table:table-cell office:value-type="string" calcext:value-type="string">
            <text:p>SingleMediumCarter-v1-t1</text:p>
          </table:table-cell>
          <table:table-cell office:value-type="float" office:value="0.4528302" calcext:value-type="float">
            <text:p>0.4528302</text:p>
          </table:table-cell>
          <table:table-cell office:value-type="float" office:value="0.7028302" calcext:value-type="float">
            <text:p>0.7028302</text:p>
          </table:table-cell>
          <table:table-cell office:value-type="float" office:value="0.9858491" calcext:value-type="float">
            <text:p>0.985849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MediumJackal-v1-t1</text:p>
          </table:table-cell>
          <table:table-cell office:value-type="float" office:value="0.7767442" calcext:value-type="float">
            <text:p>0.7767442</text:p>
          </table:table-cell>
          <table:table-cell office:value-type="float" office:value="0.96744186" calcext:value-type="float">
            <text:p>0.96744186</text:p>
          </table:table-cell>
          <table:table-cell table:number-columns-repeated="10" office:value-type="float" office:value="0.98139536" calcext:value-type="float">
            <text:p>0.98139536</text:p>
          </table:table-cell>
        </table:table-row>
        <table:table-row table:style-name="ro1">
          <table:table-cell office:value-type="string" calcext:value-type="string">
            <text:p>SingleMediumJackal-v1-t2</text:p>
          </table:table-cell>
          <table:table-cell office:value-type="float" office:value="0.7839196" calcext:value-type="float">
            <text:p>0.7839196</text:p>
          </table:table-cell>
          <table:table-cell table:number-columns-repeated="11" office:value-type="float" office:value="0.9849246" calcext:value-type="float">
            <text:p>0.9849246</text:p>
          </table:table-cell>
        </table:table-row>
        <table:table-row table:style-name="ro1">
          <table:table-cell office:value-type="string" calcext:value-type="string">
            <text:p>SingleMediumTransporter-v1-t1</text:p>
          </table:table-cell>
          <table:table-cell office:value-type="float" office:value="0.0521327" calcext:value-type="float">
            <text:p>0.0521327</text:p>
          </table:table-cell>
          <table:table-cell office:value-type="float" office:value="0.3127962" calcext:value-type="float">
            <text:p>0.3127962</text:p>
          </table:table-cell>
          <table:table-cell office:value-type="float" office:value="0.6824645" calcext:value-type="float">
            <text:p>0.6824645</text:p>
          </table:table-cell>
          <table:table-cell office:value-type="float" office:value="0.89099526" calcext:value-type="float">
            <text:p>0.89099526</text:p>
          </table:table-cell>
          <table:table-cell office:value-type="float" office:value="0.95734596" calcext:value-type="float">
            <text:p>0.95734596</text:p>
          </table:table-cell>
          <table:table-cell office:value-type="float" office:value="0.9810427" calcext:value-type="float">
            <text:p>0.981042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erson-v1-t1</text:p>
          </table:table-cell>
          <table:table-cell office:value-type="float" office:value="0.33" calcext:value-type="float">
            <text:p>0.33</text:p>
          </table:table-cell>
          <table:table-cell office:value-type="float" office:value="0.965" calcext:value-type="float">
            <text:p>0.96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erson-v2-t1</text:p>
          </table:table-cell>
          <table:table-cell office:value-type="float" office:value="0.27319586" calcext:value-type="float">
            <text:p>0.27319586</text:p>
          </table:table-cell>
          <table:table-cell office:value-type="float" office:value="0.77835053" calcext:value-type="float">
            <text:p>0.77835053</text:p>
          </table:table-cell>
          <table:table-cell office:value-type="float" office:value="0.9536083" calcext:value-type="float">
            <text:p>0.9536083</text:p>
          </table:table-cell>
          <table:table-cell office:value-type="float" office:value="0.9948454" calcext:value-type="float">
            <text:p>0.9948454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erson-v3-t1</text:p>
          </table:table-cell>
          <table:table-cell office:value-type="float" office:value="0.21" calcext:value-type="float">
            <text:p>0.21</text:p>
          </table:table-cell>
          <table:table-cell office:value-type="float" office:value="0.615" calcext:value-type="float">
            <text:p>0.615</text:p>
          </table:table-cell>
          <table:table-cell office:value-type="float" office:value="0.9" calcext:value-type="float">
            <text:p>0.9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Person-v4-t1</text:p>
          </table:table-cell>
          <table:table-cell office:value-type="float" office:value="0.04040404" calcext:value-type="float">
            <text:p>0.04040404</text:p>
          </table:table-cell>
          <table:table-cell office:value-type="float" office:value="0.13636364" calcext:value-type="float">
            <text:p>0.13636364</text:p>
          </table:table-cell>
          <table:table-cell office:value-type="float" office:value="0.28282827" calcext:value-type="float">
            <text:p>0.28282827</text:p>
          </table:table-cell>
          <table:table-cell office:value-type="float" office:value="0.44444445" calcext:value-type="float">
            <text:p>0.44444445</text:p>
          </table:table-cell>
          <table:table-cell office:value-type="float" office:value="0.5555556" calcext:value-type="float">
            <text:p>0.5555556</text:p>
          </table:table-cell>
          <table:table-cell office:value-type="float" office:value="0.5959596" calcext:value-type="float">
            <text:p>0.5959596</text:p>
          </table:table-cell>
          <table:table-cell office:value-type="float" office:value="0.63131315" calcext:value-type="float">
            <text:p>0.63131315</text:p>
          </table:table-cell>
          <table:table-cell office:value-type="float" office:value="0.64646465" calcext:value-type="float">
            <text:p>0.64646465</text:p>
          </table:table-cell>
          <table:table-cell office:value-type="float" office:value="0.6515151" calcext:value-type="float">
            <text:p>0.6515151</text:p>
          </table:table-cell>
          <table:table-cell office:value-type="float" office:value="0.6666667" calcext:value-type="float">
            <text:p>0.6666667</text:p>
          </table:table-cell>
          <table:table-cell table:number-columns-repeated="2" office:value-type="float" office:value="0.6818182" calcext:value-type="float">
            <text:p>0.6818182</text:p>
          </table:table-cell>
        </table:table-row>
        <table:table-row table:style-name="ro1">
          <table:table-cell office:value-type="string" calcext:value-type="string">
            <text:p>SingleSmallJetbot-v1-t5</text:p>
          </table:table-cell>
          <table:table-cell office:value-type="float" office:value="0.6214953" calcext:value-type="float">
            <text:p>0.6214953</text:p>
          </table:table-cell>
          <table:table-cell office:value-type="float" office:value="0.8224299" calcext:value-type="float">
            <text:p>0.8224299</text:p>
          </table:table-cell>
          <table:table-cell office:value-type="float" office:value="0.9813084" calcext:value-type="float">
            <text:p>0.9813084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SmallKaya-v1-t1</text:p>
          </table:table-cell>
          <table:table-cell office:value-type="float" office:value="0.028301887" calcext:value-type="float">
            <text:p>0.028301887</text:p>
          </table:table-cell>
          <table:table-cell office:value-type="float" office:value="0.051886793" calcext:value-type="float">
            <text:p>0.051886793</text:p>
          </table:table-cell>
          <table:table-cell office:value-type="float" office:value="0.08962264" calcext:value-type="float">
            <text:p>0.08962264</text:p>
          </table:table-cell>
          <table:table-cell office:value-type="float" office:value="0.44339624" calcext:value-type="float">
            <text:p>0.44339624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372077703475952" calcext:value-type="float">
            <text:p>0.372077703475952</text:p>
          </table:table-cell>
          <table:table-cell office:value-type="float" office:value="0.652511417865753" calcext:value-type="float">
            <text:p>0.652511417865753</text:p>
          </table:table-cell>
          <table:table-cell office:value-type="float" office:value="0.784055352210999" calcext:value-type="float">
            <text:p>0.784055352210999</text:p>
          </table:table-cell>
          <table:table-cell office:value-type="float" office:value="0.854721665382385" calcext:value-type="float">
            <text:p>0.854721665382385</text:p>
          </table:table-cell>
          <table:table-cell office:value-type="float" office:value="0.906419456005096" calcext:value-type="float">
            <text:p>0.906419456005096</text:p>
          </table:table-cell>
          <table:table-cell office:value-type="float" office:value="0.929891109466553" calcext:value-type="float">
            <text:p>0.929891109466553</text:p>
          </table:table-cell>
          <table:table-cell office:value-type="float" office:value="0.947053909301758" calcext:value-type="float">
            <text:p>0.947053909301758</text:p>
          </table:table-cell>
          <table:table-cell office:value-type="float" office:value="0.957405507564545" calcext:value-type="float">
            <text:p>0.957405507564545</text:p>
          </table:table-cell>
          <table:table-cell office:value-type="float" office:value="0.965925097465515" calcext:value-type="float">
            <text:p>0.965925097465515</text:p>
          </table:table-cell>
          <table:table-cell office:value-type="float" office:value="0.976393163204193" calcext:value-type="float">
            <text:p>0.976393163204193</text:p>
          </table:table-cell>
          <table:table-cell table:number-columns-repeated="2" office:value-type="float" office:value="0.980382919311523" calcext:value-type="float">
            <text:p>0.98038291931152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donis resul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_id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MediumBots-v1-t1</text:p>
          </table:table-cell>
          <table:table-cell office:value-type="float" office:value="0.4787234" calcext:value-type="float">
            <text:p>0.4787234</text:p>
          </table:table-cell>
          <table:table-cell office:value-type="float" office:value="0.7774822" calcext:value-type="float">
            <text:p>0.7774822</text:p>
          </table:table-cell>
          <table:table-cell office:value-type="float" office:value="0.90602845" calcext:value-type="float">
            <text:p>0.90602845</text:p>
          </table:table-cell>
          <table:table-cell office:value-type="float" office:value="0.96542555" calcext:value-type="float">
            <text:p>0.96542555</text:p>
          </table:table-cell>
          <table:table-cell office:value-type="float" office:value="0.9822696" calcext:value-type="float">
            <text:p>0.9822696</text:p>
          </table:table-cell>
          <table:table-cell office:value-type="float" office:value="0.98670214" calcext:value-type="float">
            <text:p>0.98670214</text:p>
          </table:table-cell>
          <table:table-cell office:value-type="float" office:value="0.9946808" calcext:value-type="float">
            <text:p>0.9946808</text:p>
          </table:table-cell>
          <table:table-cell table:number-columns-repeated="5" office:value-type="float" office:value="0.9955674" calcext:value-type="float">
            <text:p>0.9955674</text:p>
          </table:table-cell>
        </table:table-row>
        <table:table-row table:style-name="ro1">
          <table:table-cell office:value-type="string" calcext:value-type="string">
            <text:p>MultiMediumLargeBots-v1-t1</text:p>
          </table:table-cell>
          <table:table-cell office:value-type="float" office:value="0.2518939" calcext:value-type="float">
            <text:p>0.2518939</text:p>
          </table:table-cell>
          <table:table-cell office:value-type="float" office:value="0.41856062" calcext:value-type="float">
            <text:p>0.41856062</text:p>
          </table:table-cell>
          <table:table-cell office:value-type="float" office:value="0.560606" calcext:value-type="float">
            <text:p>0.560606</text:p>
          </table:table-cell>
          <table:table-cell office:value-type="float" office:value="0.6988636" calcext:value-type="float">
            <text:p>0.6988636</text:p>
          </table:table-cell>
          <table:table-cell office:value-type="float" office:value="0.75757575" calcext:value-type="float">
            <text:p>0.75757575</text:p>
          </table:table-cell>
          <table:table-cell office:value-type="float" office:value="0.8068182" calcext:value-type="float">
            <text:p>0.8068182</text:p>
          </table:table-cell>
          <table:table-cell office:value-type="float" office:value="0.84659094" calcext:value-type="float">
            <text:p>0.84659094</text:p>
          </table:table-cell>
          <table:table-cell office:value-type="float" office:value="0.8693182" calcext:value-type="float">
            <text:p>0.8693182</text:p>
          </table:table-cell>
          <table:table-cell office:value-type="float" office:value="0.90340906" calcext:value-type="float">
            <text:p>0.90340906</text:p>
          </table:table-cell>
          <table:table-cell office:value-type="float" office:value="0.9261364" calcext:value-type="float">
            <text:p>0.9261364</text:p>
          </table:table-cell>
          <table:table-cell office:value-type="float" office:value="0.95643944" calcext:value-type="float">
            <text:p>0.95643944</text:p>
          </table:table-cell>
          <table:table-cell office:value-type="float" office:value="0.98106056" calcext:value-type="float">
            <text:p>0.98106056</text:p>
          </table:table-cell>
        </table:table-row>
        <table:table-row table:style-name="ro1">
          <table:table-cell office:value-type="string" calcext:value-type="string">
            <text:p>MultiMediumSmallBots-v1-t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5694444" calcext:value-type="float">
            <text:p>0.85694444</text:p>
          </table:table-cell>
          <table:table-cell office:value-type="float" office:value="0.9527778" calcext:value-type="float">
            <text:p>0.9527778</text:p>
          </table:table-cell>
          <table:table-cell office:value-type="float" office:value="0.9916667" calcext:value-type="float">
            <text:p>0.9916667</text:p>
          </table:table-cell>
          <table:table-cell table:number-columns-repeated="8" office:value-type="float" office:value="0.9930556" calcext:value-type="float">
            <text:p>0.9930556</text:p>
          </table:table-cell>
        </table:table-row>
        <table:table-row table:style-name="ro1">
          <table:table-cell office:value-type="string" calcext:value-type="string">
            <text:p>MultiMixed-v1-t1</text:p>
          </table:table-cell>
          <table:table-cell office:value-type="float" office:value="0.08988764" calcext:value-type="float">
            <text:p>0.08988764</text:p>
          </table:table-cell>
          <table:table-cell office:value-type="float" office:value="0.49438202" calcext:value-type="float">
            <text:p>0.49438202</text:p>
          </table:table-cell>
          <table:table-cell office:value-type="float" office:value="0.80711615" calcext:value-type="float">
            <text:p>0.80711615</text:p>
          </table:table-cell>
          <table:table-cell office:value-type="float" office:value="0.90262175" calcext:value-type="float">
            <text:p>0.90262175</text:p>
          </table:table-cell>
          <table:table-cell office:value-type="float" office:value="0.96816474" calcext:value-type="float">
            <text:p>0.96816474</text:p>
          </table:table-cell>
          <table:table-cell table:number-columns-repeated="5" office:value-type="float" office:value="0.9850187" calcext:value-type="float">
            <text:p>0.9850187</text:p>
          </table:table-cell>
          <table:table-cell table:number-columns-repeated="2" office:value-type="float" office:value="0.9850188" calcext:value-type="float">
            <text:p>0.9850188</text:p>
          </table:table-cell>
        </table:table-row>
        <table:table-row table:style-name="ro1">
          <table:table-cell office:value-type="string" calcext:value-type="string">
            <text:p>MultiPeople-v1-t2</text:p>
          </table:table-cell>
          <table:table-cell office:value-type="float" office:value="0.121468924" calcext:value-type="float">
            <text:p>0.121468924</text:p>
          </table:table-cell>
          <table:table-cell office:value-type="float" office:value="0.41525424" calcext:value-type="float">
            <text:p>0.41525424</text:p>
          </table:table-cell>
          <table:table-cell office:value-type="float" office:value="0.7118644" calcext:value-type="float">
            <text:p>0.7118644</text:p>
          </table:table-cell>
          <table:table-cell office:value-type="float" office:value="0.8926554" calcext:value-type="float">
            <text:p>0.8926554</text:p>
          </table:table-cell>
          <table:table-cell office:value-type="float" office:value="0.9491525" calcext:value-type="float">
            <text:p>0.9491525</text:p>
          </table:table-cell>
          <table:table-cell table:number-columns-repeated="7" office:value-type="float" office:value="0.96327686" calcext:value-type="float">
            <text:p>0.96327686</text:p>
          </table:table-cell>
        </table:table-row>
        <table:table-row table:style-name="ro1">
          <table:table-cell office:value-type="string" calcext:value-type="string">
            <text:p>MultiPeople-v2-t1</text:p>
          </table:table-cell>
          <table:table-cell office:value-type="float" office:value="0.20000002" calcext:value-type="float">
            <text:p>0.20000002</text:p>
          </table:table-cell>
          <table:table-cell office:value-type="float" office:value="0.6114285" calcext:value-type="float">
            <text:p>0.6114285</text:p>
          </table:table-cell>
          <table:table-cell office:value-type="float" office:value="0.8190477" calcext:value-type="float">
            <text:p>0.8190477</text:p>
          </table:table-cell>
          <table:table-cell office:value-type="float" office:value="0.91047627" calcext:value-type="float">
            <text:p>0.91047627</text:p>
          </table:table-cell>
          <table:table-cell office:value-type="float" office:value="0.944762" calcext:value-type="float">
            <text:p>0.944762</text:p>
          </table:table-cell>
          <table:table-cell table:number-columns-repeated="7" office:value-type="float" office:value="0.9504762" calcext:value-type="float">
            <text:p>0.9504762</text:p>
          </table:table-cell>
        </table:table-row>
        <table:table-row table:style-name="ro1">
          <table:table-cell office:value-type="string" calcext:value-type="string">
            <text:p>MultiSmallBots-v1-t1</text:p>
          </table:table-cell>
          <table:table-cell office:value-type="float" office:value="0.76815385" calcext:value-type="float">
            <text:p>0.76815385</text:p>
          </table:table-cell>
          <table:table-cell office:value-type="float" office:value="0.9107612" calcext:value-type="float">
            <text:p>0.9107612</text:p>
          </table:table-cell>
          <table:table-cell office:value-type="float" office:value="0.944882" calcext:value-type="float">
            <text:p>0.944882</text:p>
          </table:table-cell>
          <table:table-cell office:value-type="float" office:value="0.9711286" calcext:value-type="float">
            <text:p>0.9711286</text:p>
          </table:table-cell>
          <table:table-cell office:value-type="float" office:value="0.9895013" calcext:value-type="float">
            <text:p>0.9895013</text:p>
          </table:table-cell>
          <table:table-cell table:number-columns-repeated="5" office:value-type="float" office:value="0.9930008" calcext:value-type="float">
            <text:p>0.9930008</text:p>
          </table:table-cell>
          <table:table-cell table:number-columns-repeated="2" office:value-type="float" office:value="0.9947507" calcext:value-type="float">
            <text:p>0.9947507</text:p>
          </table:table-cell>
        </table:table-row>
        <table:table-row table:style-name="ro1">
          <table:table-cell office:value-type="string" calcext:value-type="string">
            <text:p>SingleLargeForkliftB-v1-t1</text:p>
          </table:table-cell>
          <table:table-cell office:value-type="float" office:value="0.034285713" calcext:value-type="float">
            <text:p>0.034285713</text:p>
          </table:table-cell>
          <table:table-cell office:value-type="float" office:value="0.24" calcext:value-type="float">
            <text:p>0.24</text:p>
          </table:table-cell>
          <table:table-cell office:value-type="float" office:value="0.45714286" calcext:value-type="float">
            <text:p>0.45714286</text:p>
          </table:table-cell>
          <table:table-cell office:value-type="float" office:value="0.62285715" calcext:value-type="float">
            <text:p>0.62285715</text:p>
          </table:table-cell>
          <table:table-cell office:value-type="float" office:value="0.7542857" calcext:value-type="float">
            <text:p>0.7542857</text:p>
          </table:table-cell>
          <table:table-cell office:value-type="float" office:value="0.8914286" calcext:value-type="float">
            <text:p>0.8914286</text:p>
          </table:table-cell>
          <table:table-cell office:value-type="float" office:value="0.93142855" calcext:value-type="float">
            <text:p>0.93142855</text:p>
          </table:table-cell>
          <table:table-cell office:value-type="float" office:value="0.9657143" calcext:value-type="float">
            <text:p>0.9657143</text:p>
          </table:table-cell>
          <table:table-cell table:number-columns-repeated="2" office:value-type="float" office:value="0.9885714" calcext:value-type="float">
            <text:p>0.9885714</text:p>
          </table:table-cell>
          <table:table-cell table:number-columns-repeated="2" office:value-type="float" office:value="0.9942857" calcext:value-type="float">
            <text:p>0.9942857</text:p>
          </table:table-cell>
        </table:table-row>
        <table:table-row table:style-name="ro1">
          <table:table-cell office:value-type="string" calcext:value-type="string">
            <text:p>SingleLargeForkliftC-v1-t1</text:p>
          </table:table-cell>
          <table:table-cell office:value-type="float" office:value="0.01724138" calcext:value-type="float">
            <text:p>0.01724138</text:p>
          </table:table-cell>
          <table:table-cell office:value-type="float" office:value="0.06321839" calcext:value-type="float">
            <text:p>0.06321839</text:p>
          </table:table-cell>
          <table:table-cell office:value-type="float" office:value="0.109195404" calcext:value-type="float">
            <text:p>0.109195404</text:p>
          </table:table-cell>
          <table:table-cell office:value-type="float" office:value="0.1954023" calcext:value-type="float">
            <text:p>0.1954023</text:p>
          </table:table-cell>
          <table:table-cell office:value-type="float" office:value="0.42528737" calcext:value-type="float">
            <text:p>0.42528737</text:p>
          </table:table-cell>
          <table:table-cell office:value-type="float" office:value="0.5862069" calcext:value-type="float">
            <text:p>0.5862069</text:p>
          </table:table-cell>
          <table:table-cell office:value-type="float" office:value="0.6321839" calcext:value-type="float">
            <text:p>0.6321839</text:p>
          </table:table-cell>
          <table:table-cell office:value-type="float" office:value="0.70689654" calcext:value-type="float">
            <text:p>0.70689654</text:p>
          </table:table-cell>
          <table:table-cell office:value-type="float" office:value="0.77011496" calcext:value-type="float">
            <text:p>0.77011496</text:p>
          </table:table-cell>
          <table:table-cell office:value-type="float" office:value="0.8218391" calcext:value-type="float">
            <text:p>0.8218391</text:p>
          </table:table-cell>
          <table:table-cell office:value-type="float" office:value="0.9425287" calcext:value-type="float">
            <text:p>0.9425287</text:p>
          </table:table-cell>
          <table:table-cell office:value-type="float" office:value="0.95977014" calcext:value-type="float">
            <text:p>0.95977014</text:p>
          </table:table-cell>
        </table:table-row>
        <table:table-row table:style-name="ro1">
          <table:table-cell office:value-type="string" calcext:value-type="string">
            <text:p>SingleMediumCarter-v1-t1</text:p>
          </table:table-cell>
          <table:table-cell office:value-type="float" office:value="0.13142857" calcext:value-type="float">
            <text:p>0.13142857</text:p>
          </table:table-cell>
          <table:table-cell office:value-type="float" office:value="0.30285713" calcext:value-type="float">
            <text:p>0.30285713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7657143" calcext:value-type="float">
            <text:p>0.7657143</text:p>
          </table:table-cell>
          <table:table-cell office:value-type="float" office:value="0.8457143" calcext:value-type="float">
            <text:p>0.8457143</text:p>
          </table:table-cell>
          <table:table-cell office:value-type="float" office:value="0.8914286" calcext:value-type="float">
            <text:p>0.8914286</text:p>
          </table:table-cell>
          <table:table-cell office:value-type="float" office:value="0.9028571" calcext:value-type="float">
            <text:p>0.9028571</text:p>
          </table:table-cell>
          <table:table-cell office:value-type="float" office:value="0.98285717" calcext:value-type="float">
            <text:p>0.98285717</text:p>
          </table:table-cell>
          <table:table-cell office:value-type="float" office:value="0.9942857" calcext:value-type="float">
            <text:p>0.9942857</text:p>
          </table:table-cell>
        </table:table-row>
        <table:table-row table:style-name="ro1">
          <table:table-cell office:value-type="string" calcext:value-type="string">
            <text:p>SingleMediumJackal-v1-t1</text:p>
          </table:table-cell>
          <table:table-cell office:value-type="float" office:value="0.13953489" calcext:value-type="float">
            <text:p>0.13953489</text:p>
          </table:table-cell>
          <table:table-cell office:value-type="float" office:value="0.30813953" calcext:value-type="float">
            <text:p>0.30813953</text:p>
          </table:table-cell>
          <table:table-cell office:value-type="float" office:value="0.6395349" calcext:value-type="float">
            <text:p>0.6395349</text:p>
          </table:table-cell>
          <table:table-cell office:value-type="float" office:value="0.8023256" calcext:value-type="float">
            <text:p>0.8023256</text:p>
          </table:table-cell>
          <table:table-cell office:value-type="float" office:value="0.93604654" calcext:value-type="float">
            <text:p>0.93604654</text:p>
          </table:table-cell>
          <table:table-cell table:number-columns-repeated="7" office:value-type="float" office:value="0.9709302" calcext:value-type="float">
            <text:p>0.9709302</text:p>
          </table:table-cell>
        </table:table-row>
        <table:table-row table:style-name="ro1">
          <table:table-cell office:value-type="string" calcext:value-type="string">
            <text:p>SingleMediumJackal-v1-t2</text:p>
          </table:table-cell>
          <table:table-cell office:value-type="float" office:value="0.12716763" calcext:value-type="float">
            <text:p>0.12716763</text:p>
          </table:table-cell>
          <table:table-cell office:value-type="float" office:value="0.31791908" calcext:value-type="float">
            <text:p>0.31791908</text:p>
          </table:table-cell>
          <table:table-cell office:value-type="float" office:value="0.6647399" calcext:value-type="float">
            <text:p>0.6647399</text:p>
          </table:table-cell>
          <table:table-cell office:value-type="float" office:value="0.85549134" calcext:value-type="float">
            <text:p>0.85549134</text:p>
          </table:table-cell>
          <table:table-cell office:value-type="float" office:value="0.95953757" calcext:value-type="float">
            <text:p>0.95953757</text:p>
          </table:table-cell>
          <table:table-cell table:number-columns-repeated="7" office:value-type="float" office:value="0.982659" calcext:value-type="float">
            <text:p>0.982659</text:p>
          </table:table-cell>
        </table:table-row>
        <table:table-row table:style-name="ro1">
          <table:table-cell office:value-type="string" calcext:value-type="string">
            <text:p>SingleMediumTransporter-v1-t1</text:p>
          </table:table-cell>
          <table:table-cell office:value-type="float" office:value="0.20689656" calcext:value-type="float">
            <text:p>0.20689656</text:p>
          </table:table-cell>
          <table:table-cell office:value-type="float" office:value="0.40804598" calcext:value-type="float">
            <text:p>0.40804598</text:p>
          </table:table-cell>
          <table:table-cell office:value-type="float" office:value="0.7643678" calcext:value-type="float">
            <text:p>0.7643678</text:p>
          </table:table-cell>
          <table:table-cell office:value-type="float" office:value="0.9310345" calcext:value-type="float">
            <text:p>0.9310345</text:p>
          </table:table-cell>
          <table:table-cell table:number-columns-repeated="8" office:value-type="float" office:value="0.99425286" calcext:value-type="float">
            <text:p>0.99425286</text:p>
          </table:table-cell>
        </table:table-row>
        <table:table-row table:style-name="ro1">
          <table:table-cell office:value-type="string" calcext:value-type="string">
            <text:p>SinglePerson-v1-t1</text:p>
          </table:table-cell>
          <table:table-cell office:value-type="float" office:value="0.11797753" calcext:value-type="float">
            <text:p>0.11797753</text:p>
          </table:table-cell>
          <table:table-cell office:value-type="float" office:value="0.4775281" calcext:value-type="float">
            <text:p>0.4775281</text:p>
          </table:table-cell>
          <table:table-cell office:value-type="float" office:value="0.7303371" calcext:value-type="float">
            <text:p>0.7303371</text:p>
          </table:table-cell>
          <table:table-cell office:value-type="float" office:value="0.8988764" calcext:value-type="float">
            <text:p>0.8988764</text:p>
          </table:table-cell>
          <table:table-cell office:value-type="float" office:value="0.98876405" calcext:value-type="float">
            <text:p>0.98876405</text:p>
          </table:table-cell>
          <table:table-cell table:number-columns-repeated="7" office:value-type="float" office:value="0.994382" calcext:value-type="float">
            <text:p>0.994382</text:p>
          </table:table-cell>
        </table:table-row>
        <table:table-row table:style-name="ro1">
          <table:table-cell office:value-type="string" calcext:value-type="string">
            <text:p>SinglePerson-v2-t1</text:p>
          </table:table-cell>
          <table:table-cell office:value-type="float" office:value="0.24431819" calcext:value-type="float">
            <text:p>0.24431819</text:p>
          </table:table-cell>
          <table:table-cell office:value-type="float" office:value="0.59659094" calcext:value-type="float">
            <text:p>0.59659094</text:p>
          </table:table-cell>
          <table:table-cell office:value-type="float" office:value="0.78977275" calcext:value-type="float">
            <text:p>0.78977275</text:p>
          </table:table-cell>
          <table:table-cell office:value-type="float" office:value="0.9488636" calcext:value-type="float">
            <text:p>0.9488636</text:p>
          </table:table-cell>
          <table:table-cell table:number-columns-repeated="8" office:value-type="float" office:value="0.9943182" calcext:value-type="float">
            <text:p>0.9943182</text:p>
          </table:table-cell>
        </table:table-row>
        <table:table-row table:style-name="ro1">
          <table:table-cell office:value-type="string" calcext:value-type="string">
            <text:p>SinglePerson-v3-t1</text:p>
          </table:table-cell>
          <table:table-cell office:value-type="float" office:value="0.16571428" calcext:value-type="float">
            <text:p>0.16571428</text:p>
          </table:table-cell>
          <table:table-cell office:value-type="float" office:value="0.4" calcext:value-type="float">
            <text:p>0.4</text:p>
          </table:table-cell>
          <table:table-cell office:value-type="float" office:value="0.6742857" calcext:value-type="float">
            <text:p>0.6742857</text:p>
          </table:table-cell>
          <table:table-cell office:value-type="float" office:value="0.8914286" calcext:value-type="float">
            <text:p>0.8914286</text:p>
          </table:table-cell>
          <table:table-cell office:value-type="float" office:value="0.98285717" calcext:value-type="float">
            <text:p>0.98285717</text:p>
          </table:table-cell>
          <table:table-cell table:number-columns-repeated="7" office:value-type="float" office:value="0.9942857" calcext:value-type="float">
            <text:p>0.9942857</text:p>
          </table:table-cell>
        </table:table-row>
        <table:table-row table:style-name="ro1">
          <table:table-cell office:value-type="string" calcext:value-type="string">
            <text:p>SinglePerson-v4-t1</text:p>
          </table:table-cell>
          <table:table-cell office:value-type="float" office:value="0.11377245" calcext:value-type="float">
            <text:p>0.11377245</text:p>
          </table:table-cell>
          <table:table-cell office:value-type="float" office:value="0.23952095" calcext:value-type="float">
            <text:p>0.23952095</text:p>
          </table:table-cell>
          <table:table-cell office:value-type="float" office:value="0.38323355" calcext:value-type="float">
            <text:p>0.38323355</text:p>
          </table:table-cell>
          <table:table-cell office:value-type="float" office:value="0.497006" calcext:value-type="float">
            <text:p>0.497006</text:p>
          </table:table-cell>
          <table:table-cell office:value-type="float" office:value="0.6946108" calcext:value-type="float">
            <text:p>0.6946108</text:p>
          </table:table-cell>
          <table:table-cell office:value-type="float" office:value="0.7784431" calcext:value-type="float">
            <text:p>0.7784431</text:p>
          </table:table-cell>
          <table:table-cell office:value-type="float" office:value="0.8203593" calcext:value-type="float">
            <text:p>0.8203593</text:p>
          </table:table-cell>
          <table:table-cell office:value-type="float" office:value="0.89221555" calcext:value-type="float">
            <text:p>0.89221555</text:p>
          </table:table-cell>
          <table:table-cell office:value-type="float" office:value="0.9221557" calcext:value-type="float">
            <text:p>0.9221557</text:p>
          </table:table-cell>
          <table:table-cell office:value-type="float" office:value="0.93413174" calcext:value-type="float">
            <text:p>0.93413174</text:p>
          </table:table-cell>
          <table:table-cell table:number-columns-repeated="2" office:value-type="float" office:value="0.994012" calcext:value-type="float">
            <text:p>0.994012</text:p>
          </table:table-cell>
        </table:table-row>
        <table:table-row table:style-name="ro1">
          <table:table-cell office:value-type="string" calcext:value-type="string">
            <text:p>SingleSmallJetbot-v1-t5</text:p>
          </table:table-cell>
          <table:table-cell office:value-type="float" office:value="0.29090908" calcext:value-type="float">
            <text:p>0.29090908</text:p>
          </table:table-cell>
          <table:table-cell office:value-type="float" office:value="0.4060606" calcext:value-type="float">
            <text:p>0.4060606</text:p>
          </table:table-cell>
          <table:table-cell office:value-type="float" office:value="0.58787876" calcext:value-type="float">
            <text:p>0.58787876</text:p>
          </table:table-cell>
          <table:table-cell office:value-type="float" office:value="0.76969695" calcext:value-type="float">
            <text:p>0.76969695</text:p>
          </table:table-cell>
          <table:table-cell office:value-type="float" office:value="0.8060606" calcext:value-type="float">
            <text:p>0.8060606</text:p>
          </table:table-cell>
          <table:table-cell office:value-type="float" office:value="0.8181818" calcext:value-type="float">
            <text:p>0.8181818</text:p>
          </table:table-cell>
          <table:table-cell office:value-type="float" office:value="0.8484849" calcext:value-type="float">
            <text:p>0.8484849</text:p>
          </table:table-cell>
          <table:table-cell office:value-type="float" office:value="0.8909091" calcext:value-type="float">
            <text:p>0.8909091</text:p>
          </table:table-cell>
          <table:table-cell office:value-type="float" office:value="0.95151514" calcext:value-type="float">
            <text:p>0.95151514</text:p>
          </table:table-cell>
          <table:table-cell table:number-columns-repeated="3" office:value-type="float" office:value="0.9939394" calcext:value-type="float">
            <text:p>0.9939394</text:p>
          </table:table-cell>
        </table:table-row>
        <table:table-row table:style-name="ro1">
          <table:table-cell office:value-type="string" calcext:value-type="string">
            <text:p>SingleSmallKaya-v1-t1</text:p>
          </table:table-cell>
          <table:table-cell office:value-type="float" office:value="0.3647059" calcext:value-type="float">
            <text:p>0.3647059</text:p>
          </table:table-cell>
          <table:table-cell office:value-type="float" office:value="0.49411765" calcext:value-type="float">
            <text:p>0.49411765</text:p>
          </table:table-cell>
          <table:table-cell office:value-type="float" office:value="0.62941176" calcext:value-type="float">
            <text:p>0.62941176</text:p>
          </table:table-cell>
          <table:table-cell office:value-type="float" office:value="0.7764706" calcext:value-type="float">
            <text:p>0.7764706</text:p>
          </table:table-cell>
          <table:table-cell office:value-type="float" office:value="0.88235295" calcext:value-type="float">
            <text:p>0.88235295</text:p>
          </table:table-cell>
          <table:table-cell office:value-type="float" office:value="0.89411765" calcext:value-type="float">
            <text:p>0.89411765</text:p>
          </table:table-cell>
          <table:table-cell office:value-type="float" office:value="0.91764706" calcext:value-type="float">
            <text:p>0.91764706</text:p>
          </table:table-cell>
          <table:table-cell office:value-type="float" office:value="0.9529412" calcext:value-type="float">
            <text:p>0.9529412</text:p>
          </table:table-cell>
          <table:table-cell office:value-type="float" office:value="0.9882353" calcext:value-type="float">
            <text:p>0.9882353</text:p>
          </table:table-cell>
          <table:table-cell table:number-columns-repeated="3" office:value-type="float" office:value="0.9941176" calcext:value-type="float">
            <text:p>0.994117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236267372965813" calcext:value-type="float">
            <text:p>0.236267372965813</text:p>
          </table:table-cell>
          <table:table-cell office:value-type="float" office:value="0.459937453269959" calcext:value-type="float">
            <text:p>0.459937453269959</text:p>
          </table:table-cell>
          <table:table-cell office:value-type="float" office:value="0.663801312446594" calcext:value-type="float">
            <text:p>0.663801312446594</text:p>
          </table:table-cell>
          <table:table-cell office:value-type="float" office:value="0.795910060405731" calcext:value-type="float">
            <text:p>0.795910060405731</text:p>
          </table:table-cell>
          <table:table-cell office:value-type="float" office:value="0.87804502248764" calcext:value-type="float">
            <text:p>0.87804502248764</text:p>
          </table:table-cell>
          <table:table-cell office:value-type="float" office:value="0.910397589206696" calcext:value-type="float">
            <text:p>0.910397589206696</text:p>
          </table:table-cell>
          <table:table-cell office:value-type="float" office:value="0.924881279468536" calcext:value-type="float">
            <text:p>0.924881279468536</text:p>
          </table:table-cell>
          <table:table-cell office:value-type="float" office:value="0.943943798542023" calcext:value-type="float">
            <text:p>0.943943798542023</text:p>
          </table:table-cell>
          <table:table-cell office:value-type="float" office:value="0.959297597408295" calcext:value-type="float">
            <text:p>0.959297597408295</text:p>
          </table:table-cell>
          <table:table-cell office:value-type="float" office:value="0.966990411281586" calcext:value-type="float">
            <text:p>0.966990411281586</text:p>
          </table:table-cell>
          <table:table-cell office:value-type="float" office:value="0.982692301273346" calcext:value-type="float">
            <text:p>0.982692301273346</text:p>
          </table:table-cell>
          <table:table-cell office:value-type="float" office:value="0.985497117042542" calcext:value-type="float">
            <text:p>0.9854971170425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8-05T17:12:00.998906703</dc:date>
    <meta:editing-duration>PT9M12S</meta:editing-duration>
    <meta:editing-cycles>4</meta:editing-cycles>
    <meta:document-statistic meta:table-count="1" meta:cell-count="54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interval-major="0.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27cm" svg:height="10.865cm" xlink:href=".." xlink:type="simple" chart:class="chart:line" chart:style-name="ch1">
        <chart:legend chart:legend-position="end" svg:x="14.749cm" svg:y="4.386cm" style:legend-expansion="high" chart:style-name="ch2"/>
        <chart:plot-area chart:style-name="ch3" table:cell-range-address="recall.A3:recall.A21 recall.A1:recall.A1 recall.M3:recall.M21 recall.A24:recall.A24 recall.M26:recall.M44" chart:data-source-has-labels="both" svg:x="0.388cm" svg:y="0.217cm" svg:width="13.973cm" svg:height="10.431cm">
          <chart:coordinate-region svg:x="2.998cm" svg:y="0.416cm" svg:width="11.206cm" svg:height="6.295cm"/>
          <chart:axis chart:dimension="x" chart:name="primary-x" chart:style-name="ch4" chartooo:axis-type="auto">
            <chartooo:date-scale/>
            <chart:categories table:cell-range-address="recall.A3:recall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all.M3:recall.M21" chart:label-cell-address="recall.A1:recall.A1" chart:class="chart:line">
            <chart:mean-value chart:style-name="ch8"/>
            <chart:regression-curve chart:style-name="ch9"/>
            <chart:data-point chart:repeated="19"/>
          </chart:series>
          <chart:series chart:style-name="ch10" chart:values-cell-range-address="recall.M26:recall.M44" chart:label-cell-address="recall.A24:recall.A24" chart:class="chart:line">
            <chart:mean-value chart:style-name="ch11"/>
            <chart:regression-curve chart:style-name="ch12"/>
            <chart:data-point chart:repeated="14"/>
            <chart:data-point chart:style-name="ch1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mis results</text:p>
                <draw:g>
                  <svg:desc>recall.A1:recall.A1</svg:desc>
                </draw:g>
              </table:table-cell>
              <table:table-cell office:value-type="string">
                <text:p>Adonis results</text:p>
                <draw:g>
                  <svg:desc>recall.A24:recall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MediumBots-v1-t1</text:p>
                <draw:g>
                  <svg:desc>recall.A3:recall.A21</svg:desc>
                </draw:g>
              </table:table-cell>
              <table:table-cell office:value-type="float" office:value="0.99689204">
                <text:p>0.99689204</text:p>
                <draw:g>
                  <svg:desc>recall.M3:recall.M21</svg:desc>
                </draw:g>
              </table:table-cell>
              <table:table-cell office:value-type="float" office:value="0.9955674">
                <text:p>0.9955674</text:p>
                <draw:g>
                  <svg:desc>recall.M26:recall.M44</svg:desc>
                </draw:g>
              </table:table-cell>
            </table:table-row>
            <table:table-row>
              <table:table-cell office:value-type="string">
                <text:p>MultiMediumLargeBots-v1-t1</text:p>
              </table:table-cell>
              <table:table-cell office:value-type="float" office:value="0.9984424">
                <text:p>0.9984424</text:p>
              </table:table-cell>
              <table:table-cell office:value-type="float" office:value="0.98106056">
                <text:p>0.98106056</text:p>
              </table:table-cell>
            </table:table-row>
            <table:table-row>
              <table:table-cell office:value-type="string">
                <text:p>MultiMediumSmallBots-v1-t1</text:p>
              </table:table-cell>
              <table:table-cell office:value-type="float" office:value="0.9988208">
                <text:p>0.9988208</text:p>
              </table:table-cell>
              <table:table-cell office:value-type="float" office:value="0.9930556">
                <text:p>0.9930556</text:p>
              </table:table-cell>
            </table:table-row>
            <table:table-row>
              <table:table-cell office:value-type="string">
                <text:p>MultiMixed-v1-t1</text:p>
              </table:table-cell>
              <table:table-cell office:value-type="float" office:value="0.9921752">
                <text:p>0.9921752</text:p>
              </table:table-cell>
              <table:table-cell office:value-type="float" office:value="0.9850188">
                <text:p>0.9850188</text:p>
              </table:table-cell>
            </table:table-row>
            <table:table-row>
              <table:table-cell office:value-type="string">
                <text:p>MultiPeople-v1-t2</text:p>
              </table:table-cell>
              <table:table-cell office:value-type="float" office:value="1">
                <text:p>1</text:p>
              </table:table-cell>
              <table:table-cell office:value-type="float" office:value="0.96327686">
                <text:p>0.96327686</text:p>
              </table:table-cell>
            </table:table-row>
            <table:table-row>
              <table:table-cell office:value-type="string">
                <text:p>MultiPeople-v2-t1</text:p>
              </table:table-cell>
              <table:table-cell office:value-type="float" office:value="1">
                <text:p>1</text:p>
              </table:table-cell>
              <table:table-cell office:value-type="float" office:value="0.9504762">
                <text:p>0.9504762</text:p>
              </table:table-cell>
            </table:table-row>
            <table:table-row>
              <table:table-cell office:value-type="string">
                <text:p>MultiSmallBots-v1-t1</text:p>
              </table:table-cell>
              <table:table-cell office:value-type="float" office:value="0.99752474">
                <text:p>0.99752474</text:p>
              </table:table-cell>
              <table:table-cell office:value-type="float" office:value="0.9947507">
                <text:p>0.9947507</text:p>
              </table:table-cell>
            </table:table-row>
            <table:table-row>
              <table:table-cell office:value-type="string">
                <text:p>SingleLargeForkliftB-v1-t1</text:p>
              </table:table-cell>
              <table:table-cell office:value-type="float" office:value="1">
                <text:p>1</text:p>
              </table:table-cell>
              <table:table-cell office:value-type="float" office:value="0.9942857">
                <text:p>0.9942857</text:p>
              </table:table-cell>
            </table:table-row>
            <table:table-row>
              <table:table-cell office:value-type="string">
                <text:p>SingleLargeForkliftC-v1-t1</text:p>
              </table:table-cell>
              <table:table-cell office:value-type="float" office:value="0.995283">
                <text:p>0.995283</text:p>
              </table:table-cell>
              <table:table-cell office:value-type="float" office:value="0.95977014">
                <text:p>0.95977014</text:p>
              </table:table-cell>
            </table:table-row>
            <table:table-row>
              <table:table-cell office:value-type="string">
                <text:p>SingleMediumCarter-v1-t1</text:p>
              </table:table-cell>
              <table:table-cell office:value-type="float" office:value="1">
                <text:p>1</text:p>
              </table:table-cell>
              <table:table-cell office:value-type="float" office:value="0.9942857">
                <text:p>0.9942857</text:p>
              </table:table-cell>
            </table:table-row>
            <table:table-row>
              <table:table-cell office:value-type="string">
                <text:p>SingleMediumJackal-v1-t1</text:p>
              </table:table-cell>
              <table:table-cell office:value-type="float" office:value="0.98139536">
                <text:p>0.98139536</text:p>
              </table:table-cell>
              <table:table-cell office:value-type="float" office:value="0.9709302">
                <text:p>0.9709302</text:p>
              </table:table-cell>
            </table:table-row>
            <table:table-row>
              <table:table-cell office:value-type="string">
                <text:p>SingleMediumJackal-v1-t2</text:p>
              </table:table-cell>
              <table:table-cell office:value-type="float" office:value="0.9849246">
                <text:p>0.9849246</text:p>
              </table:table-cell>
              <table:table-cell office:value-type="float" office:value="0.982659">
                <text:p>0.982659</text:p>
              </table:table-cell>
            </table:table-row>
            <table:table-row>
              <table:table-cell office:value-type="string">
                <text:p>SingleMediumTransporter-v1-t1</text:p>
              </table:table-cell>
              <table:table-cell office:value-type="float" office:value="1">
                <text:p>1</text:p>
              </table:table-cell>
              <table:table-cell office:value-type="float" office:value="0.99425286">
                <text:p>0.99425286</text:p>
              </table:table-cell>
            </table:table-row>
            <table:table-row>
              <table:table-cell office:value-type="string">
                <text:p>SinglePerson-v1-t1</text:p>
              </table:table-cell>
              <table:table-cell office:value-type="float" office:value="1">
                <text:p>1</text:p>
              </table:table-cell>
              <table:table-cell office:value-type="float" office:value="0.994382">
                <text:p>0.994382</text:p>
              </table:table-cell>
            </table:table-row>
            <table:table-row>
              <table:table-cell office:value-type="string">
                <text:p>SinglePerson-v2-t1</text:p>
              </table:table-cell>
              <table:table-cell office:value-type="float" office:value="1">
                <text:p>1</text:p>
              </table:table-cell>
              <table:table-cell office:value-type="float" office:value="0.9943182">
                <text:p>0.9943182</text:p>
              </table:table-cell>
            </table:table-row>
            <table:table-row>
              <table:table-cell office:value-type="string">
                <text:p>SinglePerson-v3-t1</text:p>
              </table:table-cell>
              <table:table-cell office:value-type="float" office:value="1">
                <text:p>1</text:p>
              </table:table-cell>
              <table:table-cell office:value-type="float" office:value="0.9942857">
                <text:p>0.9942857</text:p>
              </table:table-cell>
            </table:table-row>
            <table:table-row>
              <table:table-cell office:value-type="string">
                <text:p>SinglePerson-v4-t1</text:p>
              </table:table-cell>
              <table:table-cell office:value-type="float" office:value="0.6818182">
                <text:p>0.6818182</text:p>
              </table:table-cell>
              <table:table-cell office:value-type="float" office:value="0.994012">
                <text:p>0.994012</text:p>
              </table:table-cell>
            </table:table-row>
            <table:table-row>
              <table:table-cell office:value-type="string">
                <text:p>SingleSmallJetbot-v1-t5</text:p>
              </table:table-cell>
              <table:table-cell office:value-type="float" office:value="1">
                <text:p>1</text:p>
              </table:table-cell>
              <table:table-cell office:value-type="float" office:value="0.9939394">
                <text:p>0.9939394</text:p>
              </table:table-cell>
            </table:table-row>
            <table:table-row>
              <table:table-cell office:value-type="string">
                <text:p>SingleSmallKaya-v1-t1</text:p>
              </table:table-cell>
              <table:table-cell office:value-type="float" office:value="1">
                <text:p>1</text:p>
              </table:table-cell>
              <table:table-cell office:value-type="float" office:value="0.9941176">
                <text:p>0.9941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